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71a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text:line-break/>Aquí tienes una versión extendida (unas 500 palabras aprox.) de esa <text:span text:style-name="Strong_20_Emphasis">introducción al laboratorio de “Eficiencia”</text:span>, manteniendo tu estilo técnico y sobrio, con un toque de reflexión que anticipe el sentido filosófico del capítulo sin desarrollarlo todavía:</text:p>
      <text:p text:style-name="Horizontal_20_Line"/>
      <text:h text:style-name="Heading_20_3" text:outline-level="3"><text:span text:style-name="Strong_20_Emphasis">1. Introducción</text:span></text:h>
      <text:p text:style-name="Text_20_body">En este capítulo hablaremos de <text:span text:style-name="Emphasis">eficiencia</text:span>.</text:p>
      <text:p text:style-name="Text_20_body">El término suele asociarse con el rendimiento de una máquina: la relación entre lo que produce y los recursos que consume. En el mundo de los computadores, la eficiencia puede medirse de muchas maneras —tiempo de ejecución, consumo energético, capacidad de almacenamiento o complejidad algorítmica—, pero en todos los casos el objetivo es el mismo: obtener el máximo resultado posible con el mínimo gasto necesario.</text:p>
      <text:p text:style-name="Text_20_body">No todos los computadores son iguales. Algunos poseen una arquitectura más rápida, otros una memoria más amplia o una lógica de procesamiento más simple. Del mismo modo, no todos los métodos o algoritmos que esos computadores utilizan son equivalentes. Un mismo problema puede resolverse de múltiples formas, aplicando distintos procedimientos, con resultados igualmente válidos, pero con diferentes grados de eficiencia.</text:p>
      <text:p text:style-name="Text_20_body">Por tanto, cuando hablamos de eficiencia, no nos referimos únicamente al diseño de la máquina, sino también a la naturaleza del método que ejecuta. Ambos elementos —máquina y método— se complementan, y su interacción determina el comportamiento general del sistema.</text:p>
      <text:p text:style-name="Text_20_body">El propósito de este laboratorio es examinar la eficiencia de un sistema computacional muy particular: la <text:span text:style-name="Strong_20_Emphasis">máquina basada en criaturas vivientes</text:span> que utilizamos en el experimento del capítulo anterior. En ella, cada individuo cumple la función de un componente elemental del cálculo —un nodo del gran proceso de pensamiento de la vida—, y el conjunto de todos ellos constituye la máquina completa.</text:p>
      <text:p text:style-name="P1">Nos proponemos ahora estimar, aunque sea de forma aproximada, la eficiencia de ese sistema. ¿Cuánto esfuerzo requiere la vida para realizar un cálculo? </text:p>
      <text:p text:style-name="P1"/>
      <text:p text:style-name="P1"/>
      <text:p text:style-name="P1">¿Qué relación existe entre los recursos que emplea —energía, materia, tiempo, generaciones— y los resultados que obtiene? ¿Podemos hablar de eficiencia cuando el proceso se extiende a través de miles de millones de años, y cuando la máquina misma se reinventa constantemente a través de sus criaturas?</text:p>
      <text:p text:style-name="Text_20_body">Estas preguntas no son triviales, porque el sistema que analizamos no se parece a ningún otro. No se trata de un dispositivo externo que ejecuta un programa diseñado por un operador, sino de un sistema autoorganizado que construye su propio hardware y define sus propios métodos. La vida no solo ejecuta un cálculo: <text:span text:style-name="Strong_20_Emphasis">ella es el cálculo</text:span>.</text:p>
      <text:p text:style-name="Text_20_body"><text:soft-page-break/>Por esta razón, no podremos aplicar las métricas habituales. La eficiencia que buscamos no se mide en operaciones por segundo, ni en unidades de energía consumidas. Tendremos que razonar desde los principios observables del sistema —su modo de reproducción, su capacidad de adaptación, su uso del tiempo y de los recursos— para inferir cómo logra sostener un cálculo tan vasto y continuo.</text:p>
      <text:p text:style-name="Text_20_body">En este laboratorio, no intentaremos obtener una cifra exacta, sino una comprensión conceptual: qué significa <text:span text:style-name="Emphasis">ser eficiente</text:span> para una máquina que no puede detenerse, que recicla su propia materia y que calcula desde dentro de sí misma.</text:p>
      <text:p text:style-name="Text_20_body">La respuesta a esta pregunta nos permitirá vislumbrar una idea más amplia: la de una inteligencia que no busca optimizar, sino existir del modo más natural y necesario posible.</text:p>
      <text:p text:style-name="Horizontal_20_Line"/>
      <text:p text:style-name="Text_20_body">¿Deseas que la revise hacia un tono <text:span text:style-name="Strong_20_Emphasis">más poético y reflexivo</text:span> (por ejemplo, para integrarlo mejor con el estilo de “Elara”), o prefieres conservar este tono <text:span text:style-name="Strong_20_Emphasis">ensayístico y técnico con un fondo filosófico</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26T18:31:02.369000000</meta:creation-date>
    <dc:date>2025-10-26T19:48:50.554000000</dc:date>
    <meta:editing-duration>PT1H7M38S</meta:editing-duration>
    <meta:editing-cycles>1</meta:editing-cycles>
    <meta:document-statistic meta:table-count="0" meta:image-count="0" meta:object-count="0" meta:page-count="2" meta:paragraph-count="14" meta:word-count="563" meta:character-count="3603" meta:non-whitespace-character-count="3055"/>
    <meta:generator>LibreOffice/7.3.5.2$Windows_X86_64 LibreOffice_project/184fe81b8c8c30d8b5082578aee2fed2ea847c01</meta:generator>
  </office:meta>
</office:document-meta>
</file>